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075in"/>
    </style:style>
    <style:style style:name="co3" style:family="table-column">
      <style:table-column-properties fo:break-before="auto" style:column-width="5.911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4.84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delo 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bla</text:p>
          </table:table-cell>
          <table:table-cell office:value-type="string" calcext:value-type="string">
            <text:p>Libro</text:p>
          </table:table-cell>
          <table:table-cell office:value-type="string" calcext:value-type="string">
            <text:p>Ejemplar</text:p>
          </table:table-cell>
        </table:table-row>
        <table:table-row table:style-name="ro1">
          <table:table-cell office:value-type="string" calcext:value-type="string">
            <text:p>Evento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NEW.SIGUIENTE_ID = 0</text:p>
          </table:table-cell>
          <table:table-cell office:value-type="string" calcext:value-type="string">
            <text:p>NEW.ID = SELECT SIGUIENTE_ID FROM LIBRO WHERE <text:s/>ISBN = NEW.ISB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F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PDATE LIBRO SET SIGUIENTE_ID = SIGUIENTE_ID + 1 WHERE ISBN = NEW.ISBN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UPDAT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F(NEW.ID &lt;&gt; OLD.ID OR NEW.ISBN &lt;&gt; OLD.ISBN) THEN</text:p>
            <text:p>Except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FTER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DELET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F(OLD.ID+1 &lt;&gt; (SELECT SIGUIENTE_ID FROM LIBRO WHERE ISBN = OLD.ISBN) THEN</text:p>
            <text:p>Except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F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PDATE LIBRO SET SIGUIENTE_ID = SIGUIENTE_ID – 1 WHERE ISBN = OLD.ISB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dificar en cascada los detalles en update y en delete</text:p>
          </table:table-cell>
          <table:table-cell table:number-columns-repeated="3"/>
        </table:table-row>
      </table:table>
      <table:table table:name="Sheet2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o 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bla</text:p>
          </table:table-cell>
          <table:table-cell office:value-type="string" calcext:value-type="string">
            <text:p>LIBRO</text:p>
          </table:table-cell>
          <table:table-cell office:value-type="string" calcext:value-type="string">
            <text:p>EJEMPLAR</text:p>
          </table:table-cell>
          <table:table-cell office:value-type="string" calcext:value-type="string">
            <text:p>LIBRO_AUX</text:p>
          </table:table-cell>
        </table:table-row>
        <table:table-row table:style-name="ro1">
          <table:table-cell office:value-type="string" calcext:value-type="string">
            <text:p>Event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INSERT INTO LIBRO_AUX(ISBN,SIGUIENTE_ID) VALUES (NEW.ISBN,0);</text:p>
          </table:table-cell>
          <table:table-cell office:value-type="string" calcext:value-type="string">
            <text:p>NEW.ID = SELECT SIGUIENTE_ID FROM LIBRO_AUX WHERE <text:s/>ISBN = NEW.ISBN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F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PDATE LIBRO_AUX SET SIGUIENTE_ID = SIGUIENTE_ID + 1 WHERE ISBN = NEW.ISBN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UPDAT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F(NEW.ID &lt;&gt; OLD.ID OR NEW.ISBN &lt;&gt; OLD.ISBN) THEN</text:p>
            <text:p>Exception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FTER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DELET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F(OLD.ID+1 &lt;&gt; (SELECT SIGUIENTE_ID FROM LIBRO_AUX WHERE ISBN = OLD.ISBN) THEN</text:p>
            <text:p>Exception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FTER</text:p>
          </table:table-cell>
          <table:table-cell office:value-type="string" calcext:value-type="string">
            <text:p>DELETE FROM LIBRO_AUX WHERE ISBN = OLD.ISBN</text:p>
          </table:table-cell>
          <table:table-cell office:value-type="string" calcext:value-type="string">
            <text:p>UPDATE LIBRO_AUX SET SIGUIENTE_ID = SIGUIENTE_ID – 1 WHERE ISBN = OLD.ISB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0:44:48.1252962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1T17:24:08.763098908</meta:creation-date>
    <dc:date>2020-05-03T10:49:56.652356233</dc:date>
    <meta:editing-duration>PT34M54S</meta:editing-duration>
    <meta:editing-cycles>4</meta:editing-cycles>
    <meta:generator>LibreOffice/6.4.2.2$Linux_X86_64 LibreOffice_project/40$Build-2</meta:generator>
    <meta:document-statistic meta:table-count="2" meta:cell-count="54" meta:object-count="0"/>
  </office:meta>
</office:document-meta>
</file>